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2d1d" officeooo:paragraph-rsid="000f2d1d"/>
    </style:style>
    <style:style style:name="T1" style:family="text">
      <style:text-properties officeooo:rsid="00112a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овышение эффективности параллельного языкх программирования Charm++ для решения прикладных задач с мелко-зернистым параллелизмом</text:p>
      <text:p text:style-name="P1"/>
      <text:p text:style-name="P1">В статье рассматривается предлагаемое расширение программной модели Charm++ для повышения эффективности решения задач с мелко-зернистым параллелизмом. Предлагаемое расширения заключается в поддержке специальных объектом – микро-chare, наряду со стандартными Charm++ объектами (chare-объекты), которые позволяют осуществляться декомпозицию задачи на множество микро-chare объектов, количество которых может составлять десятки или сотни тысяч объектов на одно процессорное ядро. Такая мелкая гранулярность характерна для графовых алгоритмов, реализованных в парадигме Vertex-centric. Разработанный подход сравнивается с существующей методологий программирования параллельных задач на Charm++ на примере нескольких синтетических тестов. Дается оценка <text:span text:style-name="T1">применения данного расширения в контексте программной модели программирования для экзафлопсных суперкомпьютеров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olo </meta:initial-creator>
    <meta:creation-date>2015-11-15T23:08:45.842157534</meta:creation-date>
    <dc:date>2015-11-15T23:20:19.250204050</dc:date>
    <dc:creator>frolo </dc:creator>
    <meta:editing-duration>PT2M52S</meta:editing-duration>
    <meta:editing-cycles>2</meta:editing-cycles>
    <meta:generator>LibreOffice/4.2.8.2$Linux_x86 LibreOffice_project/420m0$Build-2</meta:generator>
    <meta:document-statistic meta:table-count="0" meta:image-count="0" meta:object-count="0" meta:page-count="1" meta:paragraph-count="2" meta:word-count="105" meta:character-count="990" meta:non-whitespace-character-count="885"/>
  </office:meta>
</office:document-meta>
</file>